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 style:list-style-name="L1">
      <style:graphic-properties draw:stroke="none" draw:fill="none" fo:min-height="0.2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f4000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1.5cm" loext:decorative="false"/>
    </style:style>
    <style:style style:name="gr5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1.5cm" loext:decorative="false"/>
    </style:style>
    <style:style style:name="gr6" style:family="graphic" style:parent-style-name="standard">
      <style:graphic-properties draw:stroke="none" draw:fill="none" draw:fill-color="#ff8000" loext:fill-use-slide-background="false" draw:textarea-horizontal-align="justify" draw:textarea-vertical-align="middle" draw:auto-grow-height="false" fo:min-height="1.75cm" fo:min-width="1.5cm" loext:decorative="false"/>
    </style:style>
    <style:style style:name="gr7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2.448cm" fo:min-width="23.448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477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" draw:fill="none" draw:textarea-vertical-align="middle" loext:decorative="false"/>
    </style:style>
    <style:style style:name="gr13" style:family="graphic" style:parent-style-name="objectwithoutfill">
      <style:graphic-properties svg:stroke-color="#000000" draw:marker-start="" draw:marker-end="Arrowheads_20_17" draw:fill="none" draw:textarea-vertical-align="middle" loext:decorative="false"/>
    </style:style>
    <style:style style:name="gr14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25cm" fo:min-width="0.5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25cm" fo:min-width="0.5cm" loext:decorative="false"/>
    </style:style>
    <style:style style:name="gr18" style:family="graphic" style:parent-style-name="standard">
      <style:graphic-properties draw:stroke="none" draw:fill="none" fo:min-height="0.239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8cm" loext:decorative="false"/>
      <style:paragraph-properties style:writing-mode="lr-tb"/>
    </style:style>
    <style:style style:name="gr22" style:family="graphic" style:parent-style-name="standard">
      <style:graphic-properties draw:fill-color="#ff4000" draw:textarea-horizontal-align="justify" draw:textarea-vertical-align="middle" draw:auto-grow-height="false" fo:min-height="0.25cm" fo:min-width="0.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5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729fcf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27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29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 loext:decorative="false"/>
    </style:style>
    <style:style style:name="gr30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 loext:decorative="false"/>
    </style:style>
    <style:style style:name="gr31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32" style:family="graphic">
      <style:graphic-properties style:writing-mode="lr-tb" loext:decorative="false"/>
    </style:style>
    <style:style style:name="gr33" style:family="graphic" style:parent-style-name="objectwithoutfill">
      <style:graphic-properties svg:stroke-color="#000000" draw:marker-start="" draw:marker-end="" draw:fill="none" draw:textarea-vertical-align="top" loext:decorative="false"/>
    </style:style>
    <style:style style:name="gr34" style:family="graphic" style:parent-style-name="objectwithoutfill">
      <style:graphic-properties svg:stroke-color="#000000" draw:marker-start="Arrowheads_20_17" draw:marker-end="" draw:fill="none" draw:textarea-vertical-align="middle" loext:decorative="false"/>
    </style:style>
    <style:style style:name="gr35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4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8000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10" style:family="paragraph">
      <loext:graphic-properties draw:fill="none"/>
      <style:text-properties fo:color="#000000" loext:opacity="10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="none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000000" loext:opacity="100%"/>
    </style:style>
    <style:style style:name="P23" style:family="paragraph">
      <loext:graphic-properties draw:fill="none"/>
      <style:paragraph-properties fo:margin-top="0.4cm" fo:margin-bottom="0.35cm" fo:text-align="center"/>
    </style:style>
    <style:style style:name="P24" style:family="paragraph">
      <style:paragraph-properties fo:margin-left="0cm" fo:margin-right="0cm" fo:margin-top="0.3cm" fo:margin-bottom="0.25cm" fo:line-height="100%" fo:text-align="center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fo:font-size="6pt" style:font-size-asian="6pt" style:font-size-complex="6pt"/>
    </style:style>
    <style:style style:name="P26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000000" loext:opacity="100%" fo:font-size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color="#000000" loext:opacity="100%" fo:font-size="6pt" style:font-size-asian="6pt" style:font-size-complex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style:style style:name="T5" style:family="text">
      <style:text-properties fo:font-size="8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6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line draw:style-name="gr1" draw:text-style-name="P1" draw:layer="layout" svg:x1="1cm" svg:y1="5cm" svg:x2="8cm" svg:y2="5cm">
          <text:p/>
        </draw:line>
        <draw:frame draw:style-name="gr2" draw:text-style-name="P3" draw:layer="layout" svg:width="5.25cm" svg:height="0.5cm" svg:x="2.8cm" svg:y="4.5cm">
          <draw:text-box>
            <text:p text:style-name="P2"><text:span text:style-name="T1">rx_sample_nr</text:span></text:p>
          </draw:text-box>
        </draw:frame>
        <draw:line draw:style-name="gr3" draw:text-style-name="P1" draw:layer="layout" svg:x1="10cm" svg:y1="5cm" svg:x2="13.5cm" svg:y2="5cm">
          <text:p/>
        </draw:line>
        <draw:custom-shape draw:style-name="gr4" draw:text-style-name="P4" draw:layer="layout" svg:width="2cm" svg:height="2cm" svg:x="18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cm" svg:y1="8.5cm" svg:x2="3cm" svg:y2="8.5cm">
          <text:p/>
        </draw:line>
        <draw:custom-shape draw:style-name="gr8" draw:text-style-name="P5" draw:layer="layout" svg:width="1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4cm" svg:height="12.75cm" svg:x="1cm" svg:y="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593cm" svg:height="0.569cm" svg:x="1cm" svg:y="1.431cm">
          <draw:text-box>
            <text:p text:style-name="P8"><text:span text:style-name="T2">tx_path_top</text:span></text:p>
          </draw:text-box>
        </draw:frame>
        <draw:frame draw:style-name="gr11" draw:text-style-name="P10" draw:layer="layout" svg:width="2.25cm" svg:height="0.727cm" svg:x="1cm" svg:y="8.01cm">
          <draw:text-box>
            <text:p><text:span text:style-name="T1">s_axis_iqpacket</text:span></text:p>
          </draw:text-box>
        </draw:frame>
        <draw:line draw:style-name="gr12" draw:text-style-name="P1" draw:layer="layout" svg:x1="1cm" svg:y1="12cm" svg:x2="19.5cm" svg:y2="12cm">
          <text:p/>
        </draw:line>
        <draw:line draw:style-name="gr13" draw:text-style-name="P1" draw:layer="layout" svg:x1="9cm" svg:y1="12cm" svg:x2="9cm" svg:y2="10cm">
          <text:p/>
        </draw:line>
        <draw:frame draw:style-name="gr14" draw:text-style-name="P3" draw:layer="layout" svg:width="3.5cm" svg:height="0.727cm" svg:x="1cm" svg:y="11.5cm">
          <draw:text-box>
            <text:p text:style-name="P2"><text:span text:style-name="T3">reset_n</text:span></text:p>
          </draw:text-box>
        </draw:frame>
        <draw:custom-shape draw:style-name="gr15" draw:text-style-name="P11" draw:layer="layout" svg:width="0.113cm" svg:height="0.109cm" svg:x="8.944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cm" svg:height="0.5cm" svg:x="1.5cm" svg:y="1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0.5cm" svg:x="1.5cm" svg:y="16.2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2.593cm" svg:y="15.5cm">
          <draw:text-box>
            <text:p text:style-name="P2"><text:span text:style-name="T1">s_axis_iqpacket_aclk</text:span></text:p>
          </draw:text-box>
        </draw:frame>
        <draw:frame draw:style-name="gr19" draw:text-style-name="P10" draw:layer="layout" svg:width="3.657cm" svg:height="0.5cm" svg:x="2.593cm" svg:y="16.25cm">
          <draw:text-box>
            <text:p text:style-name="P2"><text:span text:style-name="T1">m_axis_iqsample_aclk</text:span></text:p>
          </draw:text-box>
        </draw:frame>
        <draw:custom-shape draw:style-name="gr20" draw:text-style-name="P1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2.708cm" svg:height="0.569cm" svg:x="14.25cm" svg:y="7.431cm">
          <draw:text-box>
            <text:p text:style-name="P8"><text:span text:style-name="T2">pct2data_buf_rd</text:span></text:p>
          </draw:text-box>
        </draw:frame>
        <draw:custom-shape draw:style-name="gr22" draw:text-style-name="P13" draw:layer="layout" svg:width="1cm" svg:height="0.5cm" svg:x="7.5cm" svg:y="15.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657cm" svg:height="0.489cm" svg:x="8.493cm" svg:y="15.5cm">
          <draw:text-box>
            <text:p><text:span text:style-name="T1">rx_clk</text:span></text:p>
          </draw:text-box>
        </draw:frame>
        <draw:line draw:style-name="gr13" draw:text-style-name="P1" draw:layer="layout" svg:x1="4cm" svg:y1="12cm" svg:x2="4cm" svg:y2="10cm">
          <text:p/>
        </draw:line>
        <draw:custom-shape draw:style-name="gr15" draw:text-style-name="P11" draw:layer="layout" svg:width="0.113cm" svg:height="0.109cm" svg:x="3.946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3.657cm" svg:height="0.5cm" svg:x="1cm" svg:y="15cm">
          <draw:text-box>
            <text:p><text:span text:style-name="T4">Clock domains:</text:span></text:p>
          </draw:text-box>
        </draw:frame>
        <draw:line draw:style-name="gr1" draw:text-style-name="P1" draw:layer="layout" svg:x1="4.991cm" svg:y1="8.5cm" svg:x2="8cm" svg:y2="8.5cm">
          <text:p/>
        </draw:line>
        <draw:line draw:style-name="gr1" draw:text-style-name="P1" draw:layer="layout" svg:x1="20.5cm" svg:y1="8.5cm" svg:x2="25cm" svg:y2="8.5cm">
          <text:p/>
        </draw:line>
        <draw:frame draw:style-name="gr23" draw:text-style-name="P16" draw:layer="layout" svg:width="3.072cm" svg:height="0.887cm" svg:x="7.5cm" svg:y="3.5cm">
          <draw:text-box>
            <text:p text:style-name="P15"><text:span text:style-name="T5">rx_sample_nr_cdc </text:span></text:p>
          </draw:text-box>
        </draw:frame>
        <draw:frame draw:style-name="gr11" draw:text-style-name="P18" draw:layer="layout" svg:width="2.6cm" svg:height="0.727cm" svg:x="10.25cm" svg:y="4.5cm">
          <draw:text-box>
            <text:p text:style-name="P17"><text:span text:style-name="T6">rx_sample_nr_reg </text:span></text:p>
          </draw:text-box>
        </draw:frame>
        <draw:frame draw:style-name="gr24" draw:text-style-name="P9" draw:layer="layout" svg:width="3.275cm" svg:height="0.569cm" svg:x="2.725cm" svg:y="7.431cm">
          <draw:text-box>
            <text:p text:style-name="P8"><text:span text:style-name="T2">pct2data_buf_wr</text:span></text:p>
          </draw:text-box>
        </draw:frame>
        <draw:custom-shape draw:style-name="gr25" draw:text-style-name="P19" draw:layer="layout" svg:width="2cm" svg:height="2cm" svg:x="14.5cm" svg:y="8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2.432cm" svg:height="0.569cm" svg:x="7.818cm" svg:y="7.431cm">
          <draw:text-box>
            <text:p text:style-name="P8"><text:span text:style-name="T2">axis_fifo array</text:span></text:p>
          </draw:text-box>
        </draw:frame>
        <draw:line draw:style-name="gr1" draw:text-style-name="P1" draw:layer="layout" svg:x1="10cm" svg:y1="9.5cm" svg:x2="14.5cm" svg:y2="9.5cm">
          <text:p/>
        </draw:line>
        <draw:line draw:style-name="gr1" draw:text-style-name="P1" draw:layer="layout" svg:x1="16.5cm" svg:y1="8.5cm" svg:x2="18.5cm" svg:y2="8.5cm">
          <text:p/>
        </draw:line>
        <draw:custom-shape draw:style-name="gr20" draw:text-style-name="P12" draw:layer="layout" svg:width="2cm" svg:height="2cm" svg:x="18.5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2.627cm" svg:height="0.569cm" svg:x="18.123cm" svg:y="7.431cm">
          <draw:text-box>
            <text:p text:style-name="P8"><text:span text:style-name="T2">sample_unpack</text:span></text:p>
          </draw:text-box>
        </draw:frame>
        <draw:line draw:style-name="gr13" draw:text-style-name="P1" draw:layer="layout" svg:x1="15.448cm" svg:y1="12cm" svg:x2="15.448cm" svg:y2="10cm">
          <text:p/>
        </draw:line>
        <draw:line draw:style-name="gr13" draw:text-style-name="P1" draw:layer="layout" svg:x1="19.5cm" svg:y1="12cm" svg:x2="19.5cm" svg:y2="10cm">
          <text:p/>
        </draw:line>
        <draw:custom-shape draw:style-name="gr15" draw:text-style-name="P11" draw:layer="layout" svg:width="0.113cm" svg:height="0.109cm" svg:x="15.387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0" draw:layer="layout" svg:width="4.25cm" svg:height="0.727cm" svg:x="20.75cm" svg:y="6.023cm">
          <draw:text-box>
            <text:p><text:span text:style-name="T4">245,76 MHz x 64bit = 1966,08 MB/s</text:span></text:p>
          </draw:text-box>
        </draw:frame>
        <draw:frame draw:style-name="gr11" draw:text-style-name="P20" draw:layer="layout" svg:width="3.75cm" svg:height="0.727cm" svg:x="1.25cm" svg:y="6.023cm">
          <draw:text-box>
            <text:p><text:span text:style-name="T4">125 MHz x 128bit = 2000MB/s</text:span></text:p>
          </draw:text-box>
        </draw:frame>
        <draw:frame draw:style-name="gr28" draw:text-style-name="P10" draw:layer="layout" svg:width="1cm" svg:height="0.965cm" svg:x="6.25cm" svg:y="8.273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8" draw:text-style-name="P10" draw:layer="layout" svg:width="1cm" svg:height="0.965cm" svg:x="1.5cm" svg:y="8.273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8" draw:text-style-name="P10" draw:layer="layout" svg:width="1cm" svg:height="0.965cm" svg:x="11.75cm" svg:y="9.25cm">
          <draw:text-box>
            <text:p><text:span text:style-name="T1"><text:s text:c="2"/></text:span><text:span text:style-name="T1">/</text:span></text:p>
            <text:p><text:span text:style-name="T1">128</text:span></text:p>
          </draw:text-box>
        </draw:frame>
        <draw:frame draw:style-name="gr28" draw:text-style-name="P22" draw:layer="layout" svg:width="1cm" svg:height="0.965cm" svg:x="17cm" svg:y="8.285cm">
          <draw:text-box>
            <text:p text:style-name="P21"><text:span text:style-name="T1"><text:s text:c="2"/></text:span><text:span text:style-name="T1">/</text:span></text:p>
            <text:p text:style-name="P21"><text:span text:style-name="T1">128</text:span></text:p>
          </draw:text-box>
        </draw:frame>
        <draw:frame draw:style-name="gr28" draw:text-style-name="P22" draw:layer="layout" svg:width="1cm" svg:height="0.965cm" svg:x="22cm" svg:y="8.25cm">
          <draw:text-box>
            <text:p text:style-name="P21"><text:span text:style-name="T1"><text:s text:c="2"/></text:span><text:span text:style-name="T1">/</text:span></text:p>
            <text:p text:style-name="P21"><text:span text:style-name="T1">64</text:span></text:p>
          </draw:text-box>
        </draw:frame>
        <draw:custom-shape draw:style-name="gr29" draw:text-style-name="P13" draw:layer="layout" svg:width="1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cm" svg:height="2cm" svg:x="8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9cm" svg:y1="4cm" svg:x2="9cm" svg:y2="6cm">
          <text:p/>
        </draw:line>
        <draw:custom-shape draw:style-name="gr30" draw:text-style-name="P4" draw:layer="layout" svg:width="1cm" svg:height="2cm" svg:x="9cm" svg:y="8cm">
          <text:p/>
          <draw:enhanced-geometry svg:viewBox="0 0 21600 21600" draw:type="rectangle" draw:enhanced-path="M 0 0 L 21600 0 21600 21600 0 21600 0 0 Z N"/>
        </draw:custom-shape>
        <draw:g draw:style-name="gr32">
          <draw:custom-shape draw:style-name="gr20" draw:text-style-name="P12" draw:layer="layout" svg:width="2cm" svg:height="2cm" svg:x="8cm" svg:y="8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1" draw:layer="layout" svg:x1="9cm" svg:y1="8cm" svg:x2="9cm" svg:y2="10cm">
            <text:p/>
          </draw:line>
        </draw:g>
        <draw:line draw:style-name="gr3" draw:text-style-name="P1" draw:layer="layout" svg:x1="13.5cm" svg:y1="5cm" svg:x2="13.5cm" svg:y2="8.5cm">
          <text:p/>
        </draw:line>
        <draw:line draw:style-name="gr1" draw:text-style-name="P1" draw:layer="layout" svg:x1="13.5cm" svg:y1="8.5cm" svg:x2="14.5cm" svg:y2="8.5cm">
          <text:p/>
        </draw:line>
        <draw:line draw:style-name="gr12" draw:text-style-name="P1" draw:layer="layout" svg:x1="15cm" svg:y1="11cm" svg:x2="15cm" svg:y2="10cm">
          <text:p/>
        </draw:line>
        <draw:line draw:style-name="gr33" draw:text-style-name="P23" draw:layer="layout" svg:x1="9.5cm" svg:y1="11cm" svg:x2="15cm" svg:y2="11cm">
          <text:p/>
        </draw:line>
        <draw:line draw:style-name="gr34" draw:text-style-name="P1" draw:layer="layout" svg:x1="9.5cm" svg:y1="10cm" svg:x2="9.5cm" svg:y2="11cm">
          <text:p/>
        </draw:line>
        <draw:frame draw:style-name="gr35" draw:text-style-name="P25" draw:layer="layout" svg:width="3.5cm" svg:height="0.727cm" svg:x="10.25cm" svg:y="10.523cm">
          <draw:text-box>
            <text:p text:style-name="P24"><text:span text:style-name="T7">p2d_rd_s_axis_buf_reset_n </text:span></text:p>
          </draw:text-box>
        </draw:frame>
        <draw:frame draw:style-name="gr36" draw:text-style-name="P25" draw:layer="layout" svg:width="3.5cm" svg:height="0.727cm" svg:x="1cm" svg:y="12.25cm">
          <draw:text-box>
            <text:p text:style-name="P26"><text:span text:style-name="T3">s_axis_iqpacket_areset_n</text:span></text:p>
          </draw:text-box>
        </draw:frame>
        <draw:frame draw:style-name="gr37" draw:text-style-name="P25" draw:layer="layout" svg:width="3.5cm" svg:height="0.727cm" svg:x="1cm" svg:y="13.273cm">
          <draw:text-box>
            <text:p text:style-name="P26"><text:span text:style-name="T3">m_axis_iqsample_areset_n</text:span></text:p>
          </draw:text-box>
        </draw:frame>
        <draw:line draw:style-name="gr12" draw:text-style-name="P1" draw:layer="layout" svg:x1="1cm" svg:y1="13cm" svg:x2="8.5cm" svg:y2="13cm">
          <text:p/>
        </draw:line>
        <draw:line draw:style-name="gr12" draw:text-style-name="P1" draw:layer="layout" svg:x1="1cm" svg:y1="14cm" svg:x2="20cm" svg:y2="14cm">
          <text:p/>
        </draw:line>
        <draw:line draw:style-name="gr13" draw:text-style-name="P1" draw:layer="layout" svg:x1="4.5cm" svg:y1="13cm" svg:x2="4.5cm" svg:y2="10cm">
          <text:p/>
        </draw:line>
        <draw:line draw:style-name="gr13" draw:text-style-name="P1" draw:layer="layout" svg:x1="8.5cm" svg:y1="13cm" svg:x2="8.5cm" svg:y2="10cm">
          <text:p/>
        </draw:line>
        <draw:line draw:style-name="gr13" draw:text-style-name="P1" draw:layer="layout" svg:x1="16cm" svg:y1="14cm" svg:x2="16cm" svg:y2="10cm">
          <text:p/>
        </draw:line>
        <draw:line draw:style-name="gr13" draw:text-style-name="P1" draw:layer="layout" svg:x1="20cm" svg:y1="14cm" svg:x2="20cm" svg:y2="10cm">
          <text:p/>
        </draw:line>
        <draw:custom-shape draw:style-name="gr15" draw:text-style-name="P11" draw:layer="layout" svg:width="0.113cm" svg:height="0.109cm" svg:x="4.45cm" svg:y="1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113cm" svg:height="0.109cm" svg:x="15.95cm" svg:y="1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25cm" svg:height="0.727cm" svg:x="21.5cm" svg:y="8cm">
          <draw:text-box>
            <text:p><text:span text:style-name="T1">m_axis_iqsamp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7" draw:display-name="Arrowheads 17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6-27T14:52:34.954000000</dc:date>
    <meta:editing-duration>P4DT6H20M2S</meta:editing-duration>
    <meta:editing-cycles>32</meta:editing-cycles>
    <meta:generator>LibreOffice/24.2.4.2$Windows_X86_64 LibreOffice_project/51a6219feb6075d9a4c46691dcfe0cd9c4fff3c2</meta:generator>
    <meta:document-statistic meta:object-count="74"/>
  </office:meta>
</office:document-meta>
</file>